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4cm"/>
    </style:style>
    <style:style style:name="co2" style:family="table-column">
      <style:table-column-properties fo:break-before="auto" style:column-width="1.863cm"/>
    </style:style>
    <style:style style:name="co3" style:family="table-column">
      <style:table-column-properties fo:break-before="auto" style:column-width="1.586cm"/>
    </style:style>
    <style:style style:name="co4" style:family="table-column">
      <style:table-column-properties fo:break-before="auto" style:column-width="0.699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0.864cm"/>
    </style:style>
    <style:style style:name="co7" style:family="table-column">
      <style:table-column-properties fo:break-before="auto" style:column-width="4.36cm"/>
    </style:style>
    <style:style style:name="co8" style:family="table-column">
      <style:table-column-properties fo:break-before="auto" style:column-width="1.115cm"/>
    </style:style>
    <style:style style:name="co9" style:family="table-column">
      <style:table-column-properties fo:break-before="auto" style:column-width="5.914cm"/>
    </style:style>
    <style:style style:name="co10" style:family="table-column">
      <style:table-column-properties fo:break-before="auto" style:column-width="2.752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OBJECTID,N,9,0</text:p>
          </table:table-cell>
          <table:table-cell office:value-type="string">
            <text:p>AREA,N,13,11</text:p>
          </table:table-cell>
          <table:table-cell office:value-type="string">
            <text:p>PERIMETER,N,13,11</text:p>
          </table:table-cell>
          <table:table-cell office:value-type="string">
            <text:p>QUARTIER_,N,9,0</text:p>
          </table:table-cell>
          <table:table-cell office:value-type="string">
            <text:p>QUARTIER_I,N,9,0</text:p>
          </table:table-cell>
          <table:table-cell office:value-type="string">
            <text:p>COMMUNE,N,9,0</text:p>
          </table:table-cell>
          <table:table-cell office:value-type="string">
            <text:p>QUARTIER,N,9,0</text:p>
          </table:table-cell>
          <table:table-cell office:value-type="string">
            <text:p>QUARTMNO,C,2</text:p>
          </table:table-cell>
          <table:table-cell office:value-type="string">
            <text:p>LIBQUART,C,32</text:p>
          </table:table-cell>
          <table:table-cell office:value-type="string">
            <text:p>SQUARTMNO,C,3</text:p>
          </table:table-cell>
          <table:table-cell office:value-type="string">
            <text:p>LIBSQUART,C,25</text:p>
          </table:table-cell>
          <table:table-cell office:value-type="string">
            <text:p>SYMBOL,N,4,0</text:p>
          </table:table-cell>
          <table:table-cell office:value-type="string">
            <text:p>Shape_Leng,N,19,11</text:p>
          </table:table-cell>
          <table:table-cell office:value-type="string">
            <text:p>Shape_Area,N,19,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481200">
            <text:p>12481200</text:p>
          </table:table-cell>
          <table:table-cell office:value-type="float" office:value="17984.9">
            <text:p>17984,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office:value-type="float" office:value="1">
            <text:p>1</text:p>
          </table:table-cell>
          <table:table-cell office:value-type="string">
            <text:p>HO</text:p>
          </table:table-cell>
          <table:table-cell office:value-type="string">
            <text:p>HOPITAUX-FACULTES</text:p>
          </table:table-cell>
          <table:table-cell office:value-type="string">
            <text:p>HOS</text:p>
          </table:table-cell>
          <table:table-cell office:value-type="string">
            <text:p>PLAN DES QUATRE SEIGNEURS</text:p>
          </table:table-cell>
          <table:table-cell office:value-type="float" office:value="133">
            <text:p>133</text:p>
          </table:table-cell>
          <table:table-cell office:value-type="float" office:value="17991.5973498">
            <text:p>17991,5973498</text:p>
          </table:table-cell>
          <table:table-cell office:value-type="float" office:value="12490513.6332">
            <text:p>12490513,63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385230">
            <text:p>5385230</text:p>
          </table:table-cell>
          <table:table-cell office:value-type="float" office:value="14398.1">
            <text:p>14398,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72">
            <text:p>172</text:p>
          </table:table-cell>
          <table:table-cell office:value-type="float" office:value="2">
            <text:p>2</text:p>
          </table:table-cell>
          <table:table-cell office:value-type="string">
            <text:p>PA</text:p>
          </table:table-cell>
          <table:table-cell office:value-type="string">
            <text:p>MOSSON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float" office:value="14403.5645758">
            <text:p>14403,5645758</text:p>
          </table:table-cell>
          <table:table-cell office:value-type="float" office:value="5389350.1993">
            <text:p>5389350,199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140920">
            <text:p>8140920</text:p>
          </table:table-cell>
          <table:table-cell office:value-type="float" office:value="14991.5">
            <text:p>14991,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72">
            <text:p>172</text:p>
          </table:table-cell>
          <table:table-cell office:value-type="float" office:value="3">
            <text:p>3</text:p>
          </table:table-cell>
          <table:table-cell office:value-type="string">
            <text:p>CV</text:p>
          </table:table-cell>
          <table:table-cell office:value-type="string">
            <text:p>LES CEVENNES</text:p>
          </table:table-cell>
          <table:table-cell office:value-type="string">
            <text:p>CVA</text:p>
          </table:table-cell>
          <table:table-cell office:value-type="string">
            <text:p>ALCO</text:p>
          </table:table-cell>
          <table:table-cell office:value-type="float" office:value="3">
            <text:p>3</text:p>
          </table:table-cell>
          <table:table-cell office:value-type="float" office:value="14997.4309713">
            <text:p>14997,4309713</text:p>
          </table:table-cell>
          <table:table-cell office:value-type="float" office:value="8147338.91713">
            <text:p>8147338,917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134200">
            <text:p>11134200</text:p>
          </table:table-cell>
          <table:table-cell office:value-type="float" office:value="15609.6">
            <text:p>15609,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72">
            <text:p>172</text:p>
          </table:table-cell>
          <table:table-cell office:value-type="float" office:value="6">
            <text:p>6</text:p>
          </table:table-cell>
          <table:table-cell office:value-type="string">
            <text:p>MI</text:p>
          </table:table-cell>
          <table:table-cell office:value-type="string">
            <text:p>PORT MARIANNE</text:p>
          </table:table-cell>
          <table:table-cell office:value-type="string">
            <text:p>MIG</text:p>
          </table:table-cell>
          <table:table-cell office:value-type="string">
            <text:p>GRAMMONT</text:p>
          </table:table-cell>
          <table:table-cell office:value-type="float" office:value="11">
            <text:p>11</text:p>
          </table:table-cell>
          <table:table-cell office:value-type="float" office:value="15615.6780682">
            <text:p>15615,6780682</text:p>
          </table:table-cell>
          <table:table-cell office:value-type="float" office:value="11142935.9871">
            <text:p>11142935,987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027210">
            <text:p>8027210</text:p>
          </table:table-cell>
          <table:table-cell office:value-type="float" office:value="12697.5">
            <text:p>12697,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72">
            <text:p>172</text:p>
          </table:table-cell>
          <table:table-cell office:value-type="float" office:value="7">
            <text:p>7</text:p>
          </table:table-cell>
          <table:table-cell office:value-type="string">
            <text:p>MC</text:p>
          </table:table-cell>
          <table:table-cell office:value-type="string">
            <text:p>MONTPELLIER CENTRE</text:p>
          </table:table-cell>
          <table:table-cell office:value-type="string">
            <text:p>MCB</text:p>
          </table:table-cell>
          <table:table-cell office:value-type="string">
            <text:p>BOUTONNET</text:p>
          </table:table-cell>
          <table:table-cell office:value-type="float" office:value="132">
            <text:p>132</text:p>
          </table:table-cell>
          <table:table-cell office:value-type="float" office:value="12702.4648871">
            <text:p>12702,4648871</text:p>
          </table:table-cell>
          <table:table-cell office:value-type="float" office:value="8033483.68423">
            <text:p>8033483,6842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921790">
            <text:p>7921790</text:p>
          </table:table-cell>
          <table:table-cell office:value-type="float" office:value="11812">
            <text:p>1181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72">
            <text:p>172</text:p>
          </table:table-cell>
          <table:table-cell office:value-type="float" office:value="4">
            <text:p>4</text:p>
          </table:table-cell>
          <table:table-cell office:value-type="string">
            <text:p>CX</text:p>
          </table:table-cell>
          <table:table-cell office:value-type="string">
            <text:p>CROIX D'ARGENT</text:p>
          </table:table-cell>
          <table:table-cell office:value-type="string">
            <text:p>CXE</text:p>
          </table:table-cell>
          <table:table-cell office:value-type="string">
            <text:p>ESTANOVE</text:p>
          </table:table-cell>
          <table:table-cell office:value-type="float" office:value="24">
            <text:p>24</text:p>
          </table:table-cell>
          <table:table-cell office:value-type="float" office:value="11816.8545123">
            <text:p>11816,8545123</text:p>
          </table:table-cell>
          <table:table-cell office:value-type="float" office:value="7928273.8809">
            <text:p>7928273,880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983930">
            <text:p>3983930</text:p>
          </table:table-cell>
          <table:table-cell office:value-type="float" office:value="9287.35">
            <text:p>9287,3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72">
            <text:p>172</text:p>
          </table:table-cell>
          <table:table-cell office:value-type="float" office:value="5">
            <text:p>5</text:p>
          </table:table-cell>
          <table:table-cell office:value-type="string">
            <text:p>PR</text:p>
          </table:table-cell>
          <table:table-cell office:value-type="string">
            <text:p>PRES D'ARENE</text:p>
          </table:table-cell>
          <table:table-cell office:value-type="string">
            <text:p>PRA</text:p>
          </table:table-cell>
          <table:table-cell office:value-type="string">
            <text:p>AIGUERELLES</text:p>
          </table:table-cell>
          <table:table-cell office:value-type="float" office:value="134">
            <text:p>134</text:p>
          </table:table-cell>
          <table:table-cell office:value-type="float" office:value="9291.16195196">
            <text:p>9291,16195196</text:p>
          </table:table-cell>
          <table:table-cell office:value-type="float" office:value="3987168.12547">
            <text:p>3987168,1254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6">16/05/2014</text:date>, <text:time>16:18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0" meta:object-count="0"/>
    <meta:generator>OpenOffice/4.0.1$Win32 OpenOffice.org_project/401m5$Build-9714</meta:generator>
  </office:meta>
</office:document-meta>
</file>